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f843" officeooo:paragraph-rsid="000bf843"/>
    </style:style>
    <style:style style:name="P2" style:family="paragraph" style:parent-style-name="Standard">
      <style:text-properties officeooo:rsid="000bf843" officeooo:paragraph-rsid="000bf843"/>
    </style:style>
    <style:style style:name="P3" style:family="paragraph" style:parent-style-name="Standard">
      <style:text-properties officeooo:rsid="000bf843" officeooo:paragraph-rsid="000d824e"/>
    </style:style>
    <style:style style:name="T1" style:family="text">
      <style:text-properties officeooo:rsid="000d8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<text:span text:style-name="T1">7</text:span>.9.22:</text:p>
      <text:p text:style-name="P3"><text:tab/><text:tab/>A new <text:span text:style-name="T1">Minecraft-Plugin(Ping-Plugin)</text:span>!</text:p>
      <text:p text:style-name="P3"><text:tab/><text:tab/>It is a plugin to display the pings!</text:p>
      <text:p text:style-name="P3"><text:tab/><text:tab/>The download is on the Githubpage!</text:p>
      <text:p text:style-name="P1"/>
      <text:p text:style-name="P1"/>
      <text:p text:style-name="P1">16.9.22:</text:p>
      <text:p text:style-name="P1"><text:tab/><text:tab/>A new version of the Prefix-Manager(0.1 –&gt; 0.5)!</text:p>
      <text:p text:style-name="P1"><text:tab/><text:tab/>The download is on the Githubpage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3:10:16.983000000</meta:creation-date>
    <dc:date>2022-09-17T15:22:49.540000000</dc:date>
    <meta:editing-duration>PT3M8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7" meta:word-count="33" meta:character-count="214" meta:non-whitespace-character-count="178"/>
  </office:meta>
</office:document-meta>
</file>